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1e1870" officeooo:paragraph-rsid="001e1870"/>
    </style:style>
    <style:style style:name="P3" style:family="paragraph" style:parent-style-name="Standard">
      <style:text-properties fo:font-size="14pt" fo:font-weight="bold" officeooo:rsid="001e1870" officeooo:paragraph-rsid="001e1870" style:font-size-asian="14pt" style:font-weight-asian="bold" style:font-size-complex="14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1e1870" officeooo:paragraph-rsid="001e1870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 3: HTML only</text:p>
      <text:p text:style-name="P2"/>
      <text:p text:style-name="P5"><text:span text:style-name="Strong_20_Emphasis">Objetivos</text:span>:</text:p>
      <text:p text:style-name="Text_20_body">Que los alumnos practiquen crear páginas web simples, para nivelar a los que tengan poca experiencia con html.</text:p>
      <text:p text:style-name="Text_20_body">Que los alumnos aprendan sobre los criterios de evaluación subjetivos, y consideren maneras de evitarlos.</text:p>
      <text:p text:style-name="Text_20_body">Que los alumnos se familiaricen con el concepto de web semántica.</text:p>
      <text:p text:style-name="Text_20_body"><text:span text:style-name="Strong_20_Emphasis">Requerimientos:</text:span></text:p>
      <text:p text:style-name="Text_20_body">Para optar a una nota distinta de 0, deben <text:span text:style-name="Strong_20_Emphasis">no</text:span> haber utilizado css ni javascript y deben entregar su página web en una dirección pública en Internet. Subanlo en el servidor de la clase. Adjunten la url de su historia.</text:p>
      <text:p text:style-name="Text_20_body">Un ejemplo:</text:p>
      <text:p text:style-name="Preformatted_20_Text">&lt;div&gt;</text:p>
      <text:p text:style-name="Preformatted_20_Text"><text:s text:c="4"/>&lt;h1&gt;West of House&lt;/h1&gt;</text:p>
      <text:p text:style-name="Preformatted_20_Text"><text:s text:c="4"/>&lt;p&gt;</text:p>
      <text:p text:style-name="Preformatted_20_Text"><text:s text:c="8"/>This is an open field west of a white house, with a boarded front door. </text:p>
      <text:p text:style-name="Preformatted_20_Text"><text:s text:c="8"/>There is a small mailbox here. A rubber mat saying 'Welcome to Bork!' lies by the door.</text:p>
      <text:p text:style-name="Preformatted_20_Text"><text:s text:c="4"/>&lt;/p&gt;</text:p>
      <text:p text:style-name="Preformatted_20_Text"><text:s text:c="4"/>&lt;ul&gt;</text:p>
      <text:p text:style-name="Preformatted_20_Text"><text:s text:c="8"/>&lt;li&gt;&lt;a href="pag2.html"&gt;GO WEST&lt;/a&gt;&lt;/li&gt;</text:p>
      <text:p text:style-name="Preformatted_20_Text"><text:s text:c="8"/>&lt;li&gt;&lt;a href="pag3.html"&gt;GO EAST&lt;/a&gt;&lt;/li&gt;</text:p>
      <text:p text:style-name="Preformatted_20_Text"><text:s text:c="8"/>&lt;li&gt;&lt;a href="pag4.html"&gt;OPEN MAILBOX&lt;/a&gt;&lt;/li&gt;</text:p>
      <text:p text:style-name="Preformatted_20_Text"><text:s text:c="8"/>&lt;li&gt;&lt;a href="pag5.html"&gt;TRY BARKING&lt;/a&gt;&lt;/li&gt;</text:p>
      <text:p text:style-name="Preformatted_20_Text"><text:s text:c="4"/>&lt;/ul&gt;</text:p>
      <text:p text:style-name="P1">&lt;/div&gt;</text:p>
      <text:p text:style-name="Text_20_body"><text:span text:style-name="Strong_20_Emphasis">Puntos:</text:span></text:p>
      <text:p text:style-name="Text_20_body">Escojan qué requerimientos quieren cumplir.</text:p>
      <text:list xml:id="list2270518200" text:style-name="L1">
        <text:list-item>
          <text:p text:style-name="P6">(30 puntos) [Criterio subjetivo] Según qué tan interesante sea la historía </text:p>
        </text:list-item>
        <text:list-item>
          <text:p text:style-name="P6">(3 puntos) Por cada archivo diferente que forme parte de su historia, para un máximo de 30 puntos </text:p>
        </text:list-item>
        <text:list-item>
          <text:p text:style-name="P6">(1 punto) Por cada link diferente que forme parte de su historia, para un máximo de 20 puntos </text:p>
        </text:list-item>
        <text:list-item>
          <text:p text:style-name="P6">(10 puntos) Si todos los archivos están intentados correctamente </text:p>
        </text:list-item>
        <text:list-item>
          <text:p text:style-name="P6">(10 puntos) Si todos los archivos tienen una estructura de html válida según <text:a xlink:type="simple" xlink:href="https://validator.w3.org/nu/#textarea" office:target-frame-name="_blank" xlink:show="new" text:style-name="Internet_20_link" text:visited-style-name="Visited_20_Internet_20_Link">https://validator.w3.org/</text:a> </text:p>
        </text:list-item>
        <text:list-item>
          <text:p text:style-name="P6">(5 puntos) por usar la tag de &lt;article&gt; de manera semánticamente correcta </text:p>
        </text:list-item>
        <text:list-item>
          <text:p text:style-name="P6">(5 puntos) por usar la tag de &lt;aside&gt; de manera semánticamente correcta </text:p>
        </text:list-item>
        <text:list-item>
          <text:p text:style-name="P6">(5 puntos) por usar las tags de &lt;details&gt; y &lt;summary&gt; de manera semánticamente correcta </text:p>
        </text:list-item>
        <text:list-item>
          <text:p text:style-name="P6">(5 puntos) por usar las tags de &lt;figure&gt;, &lt;img&gt; y &lt;figcaption&gt; </text:p>
        </text:list-item>
        <text:list-item>
          <text:p text:style-name="P6">(5 puntos) por usar la de &lt;header&gt; y&lt;footer&gt; de manera semánticamente correcta </text:p>
        </text:list-item>
        <text:list-item>
          <text:p text:style-name="P4">(10 puntos) por usar la tag de &lt;progress&gt; en todas las páginas </text:p>
        </text:list-item>
      </text:list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22:58:09.959432051</meta:creation-date>
    <dc:date>2021-01-27T23:00:33.588133931</dc:date>
    <meta:editing-duration>PT2M26S</meta:editing-duration>
    <meta:editing-cycles>1</meta:editing-cycles>
    <meta:document-statistic meta:table-count="0" meta:image-count="0" meta:object-count="0" meta:page-count="2" meta:paragraph-count="34" meta:word-count="305" meta:character-count="1928" meta:non-whitespace-character-count="1588"/>
    <meta:generator>LibreOffice/6.4.6.2$Linux_X86_64 LibreOffice_project/40$Build-2</meta:generator>
  </office:meta>
</office:document-meta>
</file>